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fo:margin-left="0.4916in">
        <style:tab-stops/>
      </style:paragraph-properties>
    </style:style>
    <style:style style:name="P7" style:parent-style-name="Normal" style:family="paragraph">
      <style:paragraph-properties fo:margin-left="0.4916in">
        <style:tab-stops/>
      </style:paragraph-properties>
    </style:style>
    <style:style style:name="T8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0" style:parent-style-name="Normal" style:family="paragraph">
      <style:paragraph-properties fo:margin-left="0.4916in">
        <style:tab-stops/>
      </style:paragraph-properties>
    </style:style>
    <style:style style:name="P1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15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6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7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fo:font-weight="bold" style:font-weight-asian="bold" style:font-weight-complex="bold" fo:language="en" fo:country="US"/>
    </style:style>
    <style:style style:name="T19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3" style:parent-style-name="Normal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Especificación del Problema: Determinar la Distancia entre Mario y Koopa</text:p>
      <text:p text:style-name="P2"/>
      <text:p text:style-name="Normal"><text:span text:style-name="T3">Análisis</text:span></text:p>
      <text:p text:style-name="Normal"><text:span text:style-name="T4">Datos de Entrada</text:span><text:span text:style-name="T5">:</text:span></text:p>
      <text:p text:style-name="P6">distanciaMario:<text:s/>Real</text:p>
      <text:p text:style-name="P7">distanciaKoopa: Real</text:p>
      <text:p text:style-name="Normal"><text:span text:style-name="T8">Datos de Salida</text:span><text:span text:style-name="T9">:</text:span></text:p>
      <text:p text:style-name="P10">distanciaEntreMK: RealdistanciaEntreMK: Real – La distancia entre Mario y Koopa.distanciaEntreMK: Real</text:p>
      <text:p text:style-name="P11"/>
      <text:p text:style-name="Normal"><text:span text:style-name="T12">Procedimiento</text:span><text:span text:style-name="T13">:</text:span></text:p>
      <text:p text:style-name="Normal">Para determinar la distancia entre Mario y Koopa, utilizamos la fórmula:</text:p>
      <text:p text:style-name="P14"/>
      <text:p text:style-name="Normal"><text:span text:style-name="T15">distanciaEntreMK</text:span><text:span text:style-name="T16"><text:s/>=<text:s/></text:span><text:span text:style-name="T17">(</text:span><text:span text:style-name="T18">distanciaMario – distanciaKoopa</text:span><text:span text:style-name="T19">)</text:span></text:p>
      <text:p text:style-name="P20"/>
      <text:p text:style-name="Normal">Esta fórmula calcula la diferencia absoluta entre las posiciones de Mario y Koopa, lo que nos da la distancia entre ellos. Es importante notar que la distancia entre dos puntos es siempre un valor no negativo.</text:p>
      <text:p text:style-name="Normal"/>
      <text:p text:style-name="Normal">Ejemplo:</text:p>
      <text:p text:style-name="Normal">Si la distancia de Mario es 5 unidades y la distancia de Koopa es 10 unidades, entonces:</text:p>
      <text:p text:style-name="Normal"><text:span text:style-name="T21">distanciaEntreMK</text:span><text:span text:style-name="T22"><text:s/>= |5 – 10| = |-5| = 5 unidades</text:span></text:p>
      <text:p text:style-name="Normal">Por lo tanto, la distancia entre Mario y Koopa es de 5 unidades.</text:p>
      <text:p text:style-name="P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US" style:language-asian="es" style:country-asian="MX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Yu Mincho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acundo Condori</meta:initial-creator>
    <dc:creator>Facundo Condori</dc:creator>
    <meta:creation-date>2024-03-28T20:20:00Z</meta:creation-date>
    <dc:date>2024-03-28T20:20:00Z</dc:date>
    <meta:template xlink:href="Normal.dotm" xlink:type="simple"/>
    <meta:editing-cycles>36</meta:editing-cycles>
    <meta:editing-duration>PT1200S</meta:editing-duration>
    <meta:document-statistic meta:page-count="1" meta:paragraph-count="1" meta:word-count="123" meta:character-count="829" meta:row-count="5" meta:non-whitespace-character-count="707"/>
  </office:meta>
</office:document-meta>
</file>